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fr" fo:country="FR"/>
    </style:style>
    <style:style style:name="P2" style:family="paragraph" style:parent-style-name="Standard">
      <style:text-properties fo:language="fr" fo:country="FR" officeooo:rsid="0002df78" officeooo:paragraph-rsid="0002df78"/>
    </style:style>
    <style:style style:name="P3" style:family="paragraph" style:parent-style-name="Heading_20_1">
      <style:text-properties fo:language="fr" fo:country="FR"/>
    </style:style>
    <style:style style:name="P4" style:family="paragraph" style:parent-style-name="Heading_20_1">
      <style:text-properties fo:language="fr" fo:country="FR" officeooo:rsid="000f6e6b" officeooo:paragraph-rsid="000f6e6b"/>
    </style:style>
    <style:style style:name="P5" style:family="paragraph" style:parent-style-name="Heading_20_1">
      <style:text-properties fo:language="fr" fo:country="FR" officeooo:paragraph-rsid="00153d52"/>
    </style:style>
    <style:style style:name="P6" style:family="paragraph" style:parent-style-name="Heading_20_1">
      <style:text-properties fo:language="fr" fo:country="FR" officeooo:paragraph-rsid="0016c48f"/>
    </style:style>
    <style:style style:name="P7" style:family="paragraph" style:parent-style-name="Heading_20_2">
      <style:text-properties officeooo:rsid="00153d52" officeooo:paragraph-rsid="00153d52"/>
    </style:style>
    <style:style style:name="P8" style:family="paragraph" style:parent-style-name="Standard">
      <style:text-properties fo:language="fr" fo:country="FR" officeooo:rsid="000438b7" officeooo:paragraph-rsid="000438b7"/>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0d1982" officeooo:paragraph-rsid="000d1982"/>
    </style:style>
    <style:style style:name="P11" style:family="paragraph" style:parent-style-name="Text_20_body">
      <style:text-properties fo:language="fr" fo:country="FR" officeooo:rsid="000d1982"/>
    </style:style>
    <style:style style:name="P12" style:family="paragraph" style:parent-style-name="Text_20_body">
      <style:text-properties fo:language="fr" fo:country="FR" officeooo:rsid="000d1982" officeooo:paragraph-rsid="0016c48f"/>
    </style:style>
    <style:style style:name="P13" style:family="paragraph" style:parent-style-name="Text_20_body">
      <style:text-properties fo:language="fr" fo:country="FR" officeooo:rsid="000da5bf" officeooo:paragraph-rsid="000da5bf"/>
    </style:style>
    <style:style style:name="P14" style:family="paragraph" style:parent-style-name="Text_20_body">
      <style:text-properties fo:language="fr" fo:country="FR" officeooo:rsid="000da5bf" officeooo:paragraph-rsid="000f6e6b"/>
    </style:style>
    <style:style style:name="P15" style:family="paragraph" style:parent-style-name="Text_20_body">
      <style:text-properties fo:language="fr" fo:country="FR" officeooo:rsid="000db587" officeooo:paragraph-rsid="000db587"/>
    </style:style>
    <style:style style:name="P16" style:family="paragraph" style:parent-style-name="Text_20_body">
      <style:text-properties fo:language="fr" fo:country="FR" officeooo:rsid="000f6e6b" officeooo:paragraph-rsid="000f6e6b"/>
    </style:style>
    <style:style style:name="P17" style:family="paragraph" style:parent-style-name="Text_20_body">
      <style:text-properties fo:language="fr" fo:country="FR" officeooo:rsid="00137a95" officeooo:paragraph-rsid="00137a95"/>
    </style:style>
    <style:style style:name="P18" style:family="paragraph" style:parent-style-name="Text_20_body">
      <style:text-properties fo:language="fr" fo:country="FR" officeooo:rsid="00153d52" officeooo:paragraph-rsid="00153d52"/>
    </style:style>
    <style:style style:name="P19" style:family="paragraph" style:parent-style-name="Text_20_body">
      <style:text-properties fo:language="fr" fo:country="FR" officeooo:rsid="00153d52" officeooo:paragraph-rsid="001787b6"/>
    </style:style>
    <style:style style:name="P20" style:family="paragraph" style:parent-style-name="Text_20_body">
      <style:text-properties fo:language="fr" fo:country="FR" officeooo:rsid="0016c48f" officeooo:paragraph-rsid="0016c48f"/>
    </style:style>
    <style:style style:name="P21" style:family="paragraph" style:parent-style-name="Text_20_body">
      <style:text-properties officeooo:rsid="0010cd8c" officeooo:paragraph-rsid="0010cd8c"/>
    </style:style>
    <style:style style:name="P22" style:family="paragraph" style:parent-style-name="Text_20_body">
      <style:text-properties officeooo:paragraph-rsid="00153d52"/>
    </style:style>
    <style:style style:name="T1" style:family="text">
      <style:text-properties officeooo:rsid="00057677"/>
    </style:style>
    <style:style style:name="T2" style:family="text">
      <style:text-properties officeooo:rsid="00076ece"/>
    </style:style>
    <style:style style:name="T3" style:family="text">
      <style:text-properties officeooo:rsid="0009219b"/>
    </style:style>
    <style:style style:name="T4" style:family="text">
      <style:text-properties officeooo:rsid="000da5bf"/>
    </style:style>
    <style:style style:name="T5" style:family="text">
      <style:text-properties officeooo:rsid="000db587"/>
    </style:style>
    <style:style style:name="T6" style:family="text">
      <style:text-properties officeooo:rsid="000ef5ba"/>
    </style:style>
    <style:style style:name="T7" style:family="text">
      <style:text-properties officeooo:rsid="000f6e6b"/>
    </style:style>
    <style:style style:name="T8" style:family="text">
      <style:text-properties fo:language="fr" fo:country="FR"/>
    </style:style>
    <style:style style:name="T9" style:family="text">
      <style:text-properties fo:language="fr" fo:country="FR" officeooo:rsid="000f6e6b"/>
    </style:style>
    <style:style style:name="T10" style:family="text">
      <style:text-properties officeooo:rsid="0010cd8c"/>
    </style:style>
    <style:style style:name="T11" style:family="text">
      <style:text-properties officeooo:rsid="00123914"/>
    </style:style>
    <style:style style:name="T12" style:family="text">
      <style:text-properties officeooo:rsid="00137a95"/>
    </style:style>
    <style:style style:name="T13" style:family="text">
      <style:text-properties officeooo:rsid="00151515"/>
    </style:style>
    <style:style style:name="T14" style:family="text">
      <style:text-properties officeooo:rsid="00153d52"/>
    </style:style>
    <style:style style:name="T15" style:family="text">
      <style:text-properties officeooo:rsid="00164bce"/>
    </style:style>
    <style:style style:name="T16" style:family="text">
      <style:text-properties officeooo:rsid="0016c48f"/>
    </style:style>
    <style:style style:name="T17" style:family="text">
      <style:text-properties officeooo:rsid="001787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 de plateau<text:line-break/>Les contrées de Telneria</text:p>
      <text:p text:style-name="P2"/>
      <text:p text:style-name="P2"/>
      <text:p text:style-name="P8">Pioche en aveugle de un territoire parmi six au début de la partie. Idem pour un artefact. Chaque joueur peut débloquer un indice (ou un territoire/artefact ?), lorsque tous les joueurs ont récupéré leur indice, un joueur peut aller creuser récupérer l’artefact infusé pour vaincre <text:span text:style-name="T1">le </text:span><text:span text:style-name="T2">seigneur du Telnas</text:span><text:span text:style-name="T1">.</text:span></text:p>
      <text:p text:style-name="P8"/>
      <text:h text:style-name="P3" text:outline-level="1">Mise en place</text:h>
      <text:p text:style-name="P9">- <text:span text:style-name="T2">Chaque joueur choisit un personnage</text:span></text:p>
      <text:p text:style-name="P9">- <text:span text:style-name="T16">Un rôle est secrètement attribué à chaque joueur : aventurier ou adepte du Telnas. Le nombre de rôles doit être équilibré. Si le nombre de joueurs est impair, il y a un aventurier de plus que d’adeptes.</text:span></text:p>
      <text:p text:style-name="P9">- <text:span text:style-name="T3">Chaque autre joueur choisit secrètement si c’est un </text:span><text:span text:style-name="T10">aventurier</text:span><text:span text:style-name="T3"> ou un adepte du Telnas</text:span></text:p>
      <text:p text:style-name="P9">- <text:span text:style-name="T3">Sélection en aveugle au hasard d’un artefact parmi les six et d’un territoire parmi </text:span><text:span text:style-name="T10">les trois temples du Telnas</text:span><text:span text:style-name="T3"> (Masmuda en Notikonos, </text:span><text:span text:style-name="T4">Meschera </text:span><text:span text:style-name="T3">en Slaviskis, Sapmi en Ceiltigahn)</text:span></text:p>
      <text:p text:style-name="P9">- <text:span text:style-name="T13">Placement d’un dragon sur chaque zone portuaire des continents frontaliers (Jyland en Ceiltigahn, Khazarar en Slaviskis, Lucanie en Notikonos)</text:span></text:p>
      <text:p text:style-name="P11"/>
      <text:h text:style-name="P3" text:outline-level="1">Déroulement d’un tour</text:h>
      <text:p text:style-name="P10">1) Régénération des points de mana</text:p>
      <text:p text:style-name="P10">2) Deux actions par joueur:<text:line-break/>- Déplacement (une ou deux cases)<text:line-break/>- Exploration (<text:span text:style-name="T4">zone ou ville</text:span>)<text:line-break/>- Combat (<text:span text:style-name="T4">joueur, monstre, manifestation, seigneur</text:span>)</text:p>
      <text:p text:style-name="P16">3) Poursuite des adeptes par les troupes des villes frontalières</text:p>
      <text:p text:style-name="P10"><text:span text:style-name="T7">4</text:span>) <text:span text:style-name="T4">Mouvement des </text:span><text:span text:style-name="T5">manifestations</text:span><text:span text:style-name="T4"> de Telnas</text:span></text:p>
      <text:p text:style-name="P13"><text:span text:style-name="T7">5</text:span>) Manifestation de Telnas</text:p>
      <text:p text:style-name="P20"/>
      <text:h text:style-name="Heading_20_1" text:outline-level="1">Déplacement</text:h>
      <text:p text:style-name="P20">Chaque joueur peut se déplacer de </text:p>
      <text:h text:style-name="P6" text:outline-level="1"><text:soft-page-break/>Conditions de victoire</text:h>
      <text:p text:style-name="P12">- <text:span text:style-name="T4">Vaincre le seigneur du Telnas (pour les aventuriers)</text:span></text:p>
      <text:p text:style-name="P12">- <text:span text:style-name="T7">Détruire</text:span><text:span text:style-name="T4"> les trois villes frontalières (pour les adeptes du Telnas)</text:span></text:p>
      <text:p text:style-name="P12"/>
      <text:h text:style-name="Heading_20_1" text:outline-level="1">Révélation des adeptes du Telnas</text:h>
      <text:p text:style-name="P18">Au début de la partie, tous les joueurs sont considérés comme des aventuriers, même s’ils sont secrètement des adeptes du Telnas.</text:p>
      <text:p text:style-name="P18">Au début de chaque tour, un <text:span text:style-name="T15">joueur</text:span> peut <text:span text:style-name="T15">révéler s’il est réellement un aventurier ou en fait un adepte.</text:span></text:p>
      <text:p text:style-name="P18">- <text:span text:style-name="T17">Aventurier : lorsqu’un joueur révèle qu’il est un aventurier sincère, la ville la plus proche envoie un garde pour l’assister jusqu’à l’issue de son prochain combat.</text:span></text:p>
      <text:p text:style-name="P19">- <text:span text:style-name="T17">Adepte : lorsqu’un joueur révèle qu’il est un adepte du Telnas.</text:span></text:p>
      <text:h text:style-name="P4" text:outline-level="1">Poursuite des adeptes par les troupes des villes</text:h>
      <text:p text:style-name="P21"><text:span text:style-name="T9">L</text:span><text:span text:style-name="T8">orsque les joueurs ont fini leurs actions pour le tour, les villes envoient un garde par point d’intégrité restant sur chaque zone voisine où se trouve un joueur adepte. Un combat s’ensuit, à l’issue duquel les gardes disparaissent.</text:span></text:p>
      <text:h text:style-name="P5" text:outline-level="1">Manifestations de Telnas</text:h>
      <text:h text:style-name="Heading_20_2" text:outline-level="2"><text:span text:style-name="T14">I</text:span><text:span text:style-name="T7">ntégrité des villes</text:span></text:h>
      <text:p text:style-name="P14">À la fin de chaque tour, <text:span text:style-name="T7">les manifestations de Telnas existantes se déplacent de une zone vers la ville la plus proche. Lorsqu’une manifestation de Telnas atteint une ville, elle attaque et la ville perd un point d’intégrité. Suite à l’attaque, la manifestation de Telnas disparaît.</text:span></text:p>
      <text:p text:style-name="P16">Lorsqu’une ville perd son dernier point d’intégrité, elle est détruite et ne peut plus être utilisée par les aventuriers.</text:p>
      <text:h text:style-name="Heading_20_2" text:outline-level="2">Apparition des manifestations</text:h>
      <text:p text:style-name="P14"><text:span text:style-name="T7">Ensuite, </text:span><text:span text:style-name="T5">une</text:span> manifestation de Telnas <text:span text:style-name="T5">apparaît dans une zone au hasard par deux </text:span><text:span text:style-name="T6">jets de dés :<text:line-break/>- le premier jet détermine le continent (1-2 : Ceiligahn, 3-4 : Slaviskis, 5-6 : Notikonos)<text:line-break/>- le deuxième jet détermine la zone :<text:line-break/>- - <text:s/>Ceiligahn (1-2 : Érin, 3-4 : Nowegr, 5-6 : Sverig)<text:line-break/>- - Slaviskis (1-2 : Zezna, 3-4 : Wolin, 5-6 : Suoma)<text:line-break/>- - Notikonos (1-2 : Ligurie, 3-4 : Asturias, 5-6 : Andalus)</text:span></text:p>
      <text:h text:style-name="Heading_20_2" text:outline-level="2">Combattre les manifestations</text:h>
      <text:p text:style-name="P18"/>
      <text:h text:style-name="P7" text:outline-level="2"><text:soft-page-break/>Absorption par les adeptes</text:h>
      <text:p text:style-name="P22"/>
      <text:p text:style-name="P13"/>
      <text:h text:style-name="P3" text:outline-level="1">Mort d’un joueur</text:h>
      <text:p text:style-name="P15">Losrqu’un joueur meurt, il perd <text:span text:style-name="T11">la moitié de </text:span>ses pièces d’or sur la zone actuelle <text:span text:style-name="T11">(arrondi au nombre supérieur)</text:span>, puis se réincarne au prochain tour sans régénérer son mana, dans la ville du continent actuel pour les aventuriers ou au temple du Telnas <text:span text:style-name="T7">du continent actuel </text:span>pour les adeptes <text:span text:style-name="T7">(Provebor en Middenardh, Sapmi en Ceiltigahn, Meschera en Slaviskis, Masmuda en Notikonos)</text:span>.</text:p>
      <text:p text:style-name="P15"/>
      <text:h text:style-name="Heading_20_1" text:outline-level="1"><text:span text:style-name="T12">Émergence du seigneur du Telnas</text:span></text:h>
      <text:p text:style-name="P17">Lorsque les 5 artefacts restants ont été collectés par les joueurs, <text:span text:style-name="T13">l’artefact secret </text:span><text:span text:style-name="T14">et son emplacement sont révélés. </text:span><text:span text:style-name="T15">Lorsqu’un joueur se rend sur la zone où se trouve l’artefact secret, il peut utiliser une action pour fouiller la zone et récupérer l’artefact. Une fois l’artefact sélectionné, le seigneur du Telnas apparaît dans la zone et initie le combat avec le joueur si c’est un aventurier.</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2T15:15:06.435316860</meta:creation-date>
    <dc:date>2025-05-03T19:36:46.215700723</dc:date>
    <meta:editing-duration>PT58M37S</meta:editing-duration>
    <meta:editing-cycles>4</meta:editing-cycles>
    <meta:generator>LibreOffice/24.2.7.2$Linux_X86_64 LibreOffice_project/420$Build-2</meta:generator>
    <meta:document-statistic meta:table-count="0" meta:image-count="0" meta:object-count="0" meta:page-count="3" meta:paragraph-count="38" meta:word-count="670" meta:character-count="4051" meta:non-whitespace-character-count="3417"/>
  </office:meta>
</office:document-meta>
</file>